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429cm" style:use-optimal-column-width="false"/>
    </style:style>
    <style:style style:name="co2" style:family="table-column">
      <style:table-column-properties style:column-width="8.709cm" style:use-optimal-column-width="false"/>
    </style:style>
    <style:style style:name="co3" style:family="table-column">
      <style:table-column-properties style:column-width="8.452cm" style:use-optimal-column-width="false"/>
    </style:style>
    <style:style style:name="ro1" style:family="table-row">
      <style:table-row-properties style:row-height="2.028cm"/>
    </style:style>
    <style:style style:name="ro2" style:family="table-row">
      <style:table-row-properties style:row-height="1.138cm"/>
    </style:style>
    <style:style style:name="ro3" style:family="table-row">
      <style:table-row-properties style:row-height="1.149cm"/>
    </style:style>
    <style:style style:name="ce1" style:family="table-cell">
      <loext:graphic-properties style:repeat="repeat"/>
    </style:style>
    <style:style style:name="P1" style:family="paragraph">
      <style:paragraph-properties fo:text-align="center"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589cm" svg:height="14.556cm" svg:x="2.128cm" svg:y="1.8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Time (Seconds)</text:p>
              </table:table-cell>
              <table:table-cell>
                <text:p text:style-name="P1">Data Sent From Sender (Bytes)</text:p>
              </table:table-cell>
              <table:table-cell>
                <text:p text:style-name="P1">Data Received By Receiver (Bytes)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2609</text:p>
              </table:table-cell>
              <table:table-cell>
                <text:p text:style-name="P1">2609</text:p>
              </table:table-cell>
            </table:table-row>
            <table:table-row table:style-name="ro2" table:default-cell-style-name="ce1">
              <table:table-cell>
                <text:p text:style-name="P1">10</text:p>
              </table:table-cell>
              <table:table-cell>
                <text:p text:style-name="P1">26090</text:p>
              </table:table-cell>
              <table:table-cell>
                <text:p text:style-name="P1">26090</text:p>
              </table:table-cell>
            </table:table-row>
            <table:table-row table:style-name="ro2" table:default-cell-style-name="ce1">
              <table:table-cell>
                <text:p text:style-name="P1">20</text:p>
              </table:table-cell>
              <table:table-cell>
                <text:p text:style-name="P1">46962</text:p>
              </table:table-cell>
              <table:table-cell>
                <text:p text:style-name="P1">46962</text:p>
              </table:table-cell>
            </table:table-row>
            <table:table-row table:style-name="ro2" table:default-cell-style-name="ce1">
              <table:table-cell>
                <text:p text:style-name="P1">30</text:p>
              </table:table-cell>
              <table:table-cell>
                <text:p text:style-name="P1">70443</text:p>
              </table:table-cell>
              <table:table-cell>
                <text:p text:style-name="P1">70443</text:p>
              </table:table-cell>
            </table:table-row>
            <table:table-row table:style-name="ro2" table:default-cell-style-name="ce1">
              <table:table-cell>
                <text:p text:style-name="P1">40</text:p>
              </table:table-cell>
              <table:table-cell>
                <text:p text:style-name="P1">83488</text:p>
              </table:table-cell>
              <table:table-cell>
                <text:p text:style-name="P1">83488</text:p>
              </table:table-cell>
            </table:table-row>
            <table:table-row table:style-name="ro2" table:default-cell-style-name="ce1">
              <table:table-cell>
                <text:p text:style-name="P1">50</text:p>
              </table:table-cell>
              <table:table-cell>
                <text:p text:style-name="P1">130450</text:p>
              </table:table-cell>
              <table:table-cell>
                <text:p text:style-name="P1">130450</text:p>
              </table:table-cell>
            </table:table-row>
            <table:table-row table:style-name="ro2" table:default-cell-style-name="ce1">
              <table:table-cell>
                <text:p text:style-name="P1">60</text:p>
              </table:table-cell>
              <table:table-cell>
                <text:p text:style-name="P1">140886</text:p>
              </table:table-cell>
              <table:table-cell>
                <text:p text:style-name="P1">140886</text:p>
              </table:table-cell>
            </table:table-row>
            <table:table-row table:style-name="ro2" table:default-cell-style-name="ce1">
              <table:table-cell>
                <text:p text:style-name="P1">70</text:p>
              </table:table-cell>
              <table:table-cell>
                <text:p text:style-name="P1">182630</text:p>
              </table:table-cell>
              <table:table-cell>
                <text:p text:style-name="P1">182630</text:p>
              </table:table-cell>
            </table:table-row>
            <table:table-row table:style-name="ro2" table:default-cell-style-name="ce1">
              <table:table-cell>
                <text:p text:style-name="P1">80</text:p>
              </table:table-cell>
              <table:table-cell>
                <text:p text:style-name="P1">187848</text:p>
              </table:table-cell>
              <table:table-cell>
                <text:p text:style-name="P1">187848</text:p>
              </table:table-cell>
            </table:table-row>
            <table:table-row table:style-name="ro2" table:default-cell-style-name="ce1">
              <table:table-cell>
                <text:p text:style-name="P1">90</text:p>
              </table:table-cell>
              <table:table-cell>
                <text:p text:style-name="P1">211329</text:p>
              </table:table-cell>
              <table:table-cell>
                <text:p text:style-name="P1">211329</text:p>
              </table:table-cell>
            </table:table-row>
            <table:table-row table:style-name="ro3" table:default-cell-style-name="ce1">
              <table:table-cell>
                <text:p text:style-name="P1">100</text:p>
              </table:table-cell>
              <table:table-cell>
                <text:p text:style-name="P1">208720</text:p>
              </table:table-cell>
              <table:table-cell>
                <text:p text:style-name="P1">20872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5:39:35.486352353</dc:date>
    <meta:editing-duration>PT2H2M2S</meta:editing-duration>
    <meta:editing-cycles>44</meta:editing-cycles>
    <meta:generator>LibreOffice/5.0.5.2$Linux_X86_64 LibreOffice_project/00m0$Build-2</meta:generator>
    <meta:document-statistic meta:object-count="1"/>
  </office:meta>
</office:document-meta>
</file>